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10000000108093F35074201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52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cd3c1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7" style:family="table-cell" style:parent-style-name="Default">
      <style:text-properties style:font-name="Free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ikimedia.org/api/rest_v1/media/math/render/svg/92efef0e89bdc77f6a848764195ef5b9d9bfcc6a" draw:style-name="gr1" draw:text-style-name="P1" svg:width="0.25mm" svg:height="0.25mm" svg:x="398.69mm" svg:y="54.18mm">
            <draw:image xlink:href="https://wikimedia.org/api/rest_v1/media/math/render/svg/92efef0e89bdc77f6a848764195ef5b9d9bfcc6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" draw:name="https://wikimedia.org/api/rest_v1/media/math/render/svg/7daff47fa58cdfd29dc333def748ff5fa4c923e3" draw:style-name="gr1" draw:text-style-name="P1" svg:width="0.25mm" svg:height="0.25mm" svg:x="535.85mm" svg:y="54.18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" draw:name="https://wikimedia.org/api/rest_v1/media/math/render/svg/92d98b82a3778f043108d4e20960a9193df57cbf" draw:style-name="gr1" draw:text-style-name="P1" svg:width="0.25mm" svg:height="0.25mm" svg:x="536.11mm" svg:y="54.18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" draw:name="https://wikimedia.org/api/rest_v1/media/math/render/svg/92efef0e89bdc77f6a848764195ef5b9d9bfcc6a" draw:style-name="gr1" draw:text-style-name="P1" svg:width="0.25mm" svg:height="0.25mm" svg:x="547.28mm" svg:y="54.18mm">
            <draw:image xlink:href="https://wikimedia.org/api/rest_v1/media/math/render/svg/92efef0e89bdc77f6a848764195ef5b9d9bfcc6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" draw:name="https://wikimedia.org/api/rest_v1/media/math/render/svg/f5ebb239b453149a6dedba8f18670ce9a9390c08" draw:style-name="gr1" draw:text-style-name="P1" svg:width="0.25mm" svg:height="0.25mm" svg:x="673.01mm" svg:y="54.18mm">
            <draw:image xlink:href="https://wikimedia.org/api/rest_v1/media/math/render/svg/f5ebb239b453149a6dedba8f18670ce9a9390c08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" draw:name="https://wikimedia.org/api/rest_v1/media/math/render/svg/70f91c39c977790f3cc4e768d5aad89bb1696110" draw:style-name="gr1" draw:text-style-name="P1" svg:width="0.25mm" svg:height="0.25mm" svg:x="455.84mm" svg:y="58.7mm">
            <draw:image xlink:href="https://wikimedia.org/api/rest_v1/media/math/render/svg/70f91c39c977790f3cc4e768d5aad89bb1696110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" draw:name="https://wikimedia.org/api/rest_v1/media/math/render/svg/b04153f9681e5b06066357774475c04aaef3a8bd" draw:style-name="gr1" draw:text-style-name="P1" svg:width="0.25mm" svg:height="0.25mm" svg:x="650.15mm" svg:y="58.7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" draw:name="https://wikimedia.org/api/rest_v1/media/math/render/svg/92d98b82a3778f043108d4e20960a9193df57cbf" draw:style-name="gr1" draw:text-style-name="P1" svg:width="0.25mm" svg:height="0.25mm" svg:x="650.41mm" svg:y="58.7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" draw:name="https://wikimedia.org/api/rest_v1/media/math/render/svg/08840f8e2022f127fc459d801a8f8ce93f65f55a" draw:style-name="gr1" draw:text-style-name="P1" svg:width="0.25mm" svg:height="0.25mm" svg:x="661.58mm" svg:y="58.7mm">
            <draw:image xlink:href="https://wikimedia.org/api/rest_v1/media/math/render/svg/08840f8e2022f127fc459d801a8f8ce93f65f55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9" draw:name="https://wikimedia.org/api/rest_v1/media/math/render/svg/92d10264cbddfd4033a9e828a26cab9ae2c9d2a1" draw:style-name="gr1" draw:text-style-name="P1" svg:width="0.25mm" svg:height="0.25mm" svg:x="844.46mm" svg:y="58.7mm">
            <draw:image xlink:href="https://wikimedia.org/api/rest_v1/media/math/render/svg/92d10264cbddfd4033a9e828a26cab9ae2c9d2a1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0" draw:name="https://wikimedia.org/api/rest_v1/media/math/render/svg/08bc907954e4529ed1e1aef572a8b33c25775614" draw:style-name="gr1" draw:text-style-name="P1" svg:width="0.25mm" svg:height="0.25mm" svg:x="512.99mm" svg:y="63.21mm">
            <draw:image xlink:href="https://wikimedia.org/api/rest_v1/media/math/render/svg/08bc907954e4529ed1e1aef572a8b33c25775614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1" draw:name="https://wikimedia.org/api/rest_v1/media/math/render/svg/4a587c828f46bdc2bf9430ae8990b57239567cc3" draw:style-name="gr1" draw:text-style-name="P1" svg:width="0.25mm" svg:height="0.25mm" svg:x="764.45mm" svg:y="63.21mm">
            <draw:image xlink:href="https://wikimedia.org/api/rest_v1/media/math/render/svg/4a587c828f46bdc2bf9430ae8990b57239567cc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2" draw:name="https://wikimedia.org/api/rest_v1/media/math/render/svg/92d98b82a3778f043108d4e20960a9193df57cbf" draw:style-name="gr1" draw:text-style-name="P1" svg:width="0.25mm" svg:height="0.25mm" svg:x="764.71mm" svg:y="63.21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3" draw:name="https://wikimedia.org/api/rest_v1/media/math/render/svg/62b55d9dcc7ff8a8febf9888e3ba5731384f3399" draw:style-name="gr1" draw:text-style-name="P1" svg:width="0.25mm" svg:height="0.25mm" svg:x="775.88mm" svg:y="63.21mm">
            <draw:image xlink:href="https://wikimedia.org/api/rest_v1/media/math/render/svg/62b55d9dcc7ff8a8febf9888e3ba5731384f3399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4" draw:name="https://wikimedia.org/api/rest_v1/media/math/render/svg/138562d541fad0213c9b031f1745d141b870b0cc" draw:style-name="gr1" draw:text-style-name="P1" svg:width="0.25mm" svg:height="0.25mm" svg:x="1015.91mm" svg:y="63.21mm">
            <draw:image xlink:href="https://wikimedia.org/api/rest_v1/media/math/render/svg/138562d541fad0213c9b031f1745d141b870b0c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5" draw:name="https://wikimedia.org/api/rest_v1/media/math/render/svg/704fb0427140d054dd267925495e78164fee9aac" draw:style-name="gr1" draw:text-style-name="P1" svg:width="0.25mm" svg:height="0.25mm" svg:x="878.75mm" svg:y="67.73mm">
            <draw:image xlink:href="https://wikimedia.org/api/rest_v1/media/math/render/svg/704fb0427140d054dd267925495e78164fee9aa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6" draw:name="https://wikimedia.org/api/rest_v1/media/math/render/svg/704fb0427140d054dd267925495e78164fee9aac" draw:style-name="gr1" draw:text-style-name="P1" svg:width="0.25mm" svg:height="0.25mm" svg:x="1187.36mm" svg:y="67.73mm">
            <draw:image xlink:href="https://wikimedia.org/api/rest_v1/media/math/render/svg/704fb0427140d054dd267925495e78164fee9aa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7" draw:name="https://wikimedia.org/api/rest_v1/media/math/render/svg/08840f8e2022f127fc459d801a8f8ce93f65f55a" draw:style-name="gr1" draw:text-style-name="P1" svg:width="0.25mm" svg:height="0.25mm" svg:x="627.29mm" svg:y="72.24mm">
            <draw:image xlink:href="https://wikimedia.org/api/rest_v1/media/math/render/svg/08840f8e2022f127fc459d801a8f8ce93f65f55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8" draw:name="https://wikimedia.org/api/rest_v1/media/math/render/svg/7daff47fa58cdfd29dc333def748ff5fa4c923e3" draw:style-name="gr1" draw:text-style-name="P1" svg:width="0.25mm" svg:height="0.25mm" svg:x="993.05mm" svg:y="72.24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19" draw:name="https://wikimedia.org/api/rest_v1/media/math/render/svg/628dc436885b692016f0964a4a4e2cbad7017812" draw:style-name="gr1" draw:text-style-name="P1" svg:width="0.25mm" svg:height="0.25mm" svg:x="993.31mm" svg:y="72.24mm">
            <draw:image xlink:href="https://wikimedia.org/api/rest_v1/media/math/render/svg/628dc436885b692016f0964a4a4e2cbad7017812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0" draw:name="https://wikimedia.org/api/rest_v1/media/math/render/svg/70f91c39c977790f3cc4e768d5aad89bb1696110" draw:style-name="gr1" draw:text-style-name="P1" svg:width="0.25mm" svg:height="0.25mm" svg:x="1004.48mm" svg:y="72.24mm">
            <draw:image xlink:href="https://wikimedia.org/api/rest_v1/media/math/render/svg/70f91c39c977790f3cc4e768d5aad89bb1696110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1" draw:name="https://wikimedia.org/api/rest_v1/media/math/render/svg/7daff47fa58cdfd29dc333def748ff5fa4c923e3" draw:style-name="gr1" draw:text-style-name="P1" svg:width="0.25mm" svg:height="0.25mm" svg:x="1015.91mm" svg:y="72.24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2" draw:name="https://wikimedia.org/api/rest_v1/media/math/render/svg/a021808d9d7b466c54e247a2974df5e8cc110005" draw:style-name="gr1" draw:text-style-name="P1" svg:width="0.25mm" svg:height="0.25mm" svg:x="1016.17mm" svg:y="72.24mm">
            <draw:image xlink:href="https://wikimedia.org/api/rest_v1/media/math/render/svg/a021808d9d7b466c54e247a2974df5e8cc110005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3" draw:name="https://wikimedia.org/api/rest_v1/media/math/render/svg/164e5a0ce2bdc0686a2206a4c31f61135bd6ea60" draw:style-name="gr1" draw:text-style-name="P1" svg:width="0.25mm" svg:height="0.25mm" svg:x="684.44mm" svg:y="76.76mm">
            <draw:image xlink:href="https://wikimedia.org/api/rest_v1/media/math/render/svg/164e5a0ce2bdc0686a2206a4c31f61135bd6ea60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4" draw:name="https://wikimedia.org/api/rest_v1/media/math/render/svg/b04153f9681e5b06066357774475c04aaef3a8bd" draw:style-name="gr1" draw:text-style-name="P1" svg:width="0.25mm" svg:height="0.25mm" svg:x="1107.35mm" svg:y="76.76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5" draw:name="https://wikimedia.org/api/rest_v1/media/math/render/svg/628dc436885b692016f0964a4a4e2cbad7017812" draw:style-name="gr1" draw:text-style-name="P1" svg:width="0.25mm" svg:height="0.25mm" svg:x="1107.61mm" svg:y="76.76mm">
            <draw:image xlink:href="https://wikimedia.org/api/rest_v1/media/math/render/svg/628dc436885b692016f0964a4a4e2cbad7017812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6" draw:name="https://wikimedia.org/api/rest_v1/media/math/render/svg/164e5a0ce2bdc0686a2206a4c31f61135bd6ea60" draw:style-name="gr1" draw:text-style-name="P1" svg:width="0.25mm" svg:height="0.25mm" svg:x="1118.78mm" svg:y="76.76mm">
            <draw:image xlink:href="https://wikimedia.org/api/rest_v1/media/math/render/svg/164e5a0ce2bdc0686a2206a4c31f61135bd6ea60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7" draw:name="https://wikimedia.org/api/rest_v1/media/math/render/svg/9ecb0157ba273d1d4eefa5af72b1c73748db7234" draw:style-name="gr1" draw:text-style-name="P1" svg:width="0.25mm" svg:height="0.25mm" svg:x="1130.21mm" svg:y="76.76mm">
            <draw:image xlink:href="https://wikimedia.org/api/rest_v1/media/math/render/svg/9ecb0157ba273d1d4eefa5af72b1c73748db7234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8" draw:name="https://wikimedia.org/api/rest_v1/media/math/render/svg/a021808d9d7b466c54e247a2974df5e8cc110005" draw:style-name="gr1" draw:text-style-name="P1" svg:width="0.25mm" svg:height="0.25mm" svg:x="1130.47mm" svg:y="76.76mm">
            <draw:image xlink:href="https://wikimedia.org/api/rest_v1/media/math/render/svg/a021808d9d7b466c54e247a2974df5e8cc110005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29" draw:name="https://wikimedia.org/api/rest_v1/media/math/render/svg/6a925c0f94e91b108609068c5ceae7c671db84d9" draw:style-name="gr1" draw:text-style-name="P1" svg:width="0.25mm" svg:height="0.25mm" svg:x="741.59mm" svg:y="81.28mm">
            <draw:image xlink:href="https://wikimedia.org/api/rest_v1/media/math/render/svg/6a925c0f94e91b108609068c5ceae7c671db84d9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0" draw:name="https://wikimedia.org/api/rest_v1/media/math/render/svg/7daff47fa58cdfd29dc333def748ff5fa4c923e3" draw:style-name="gr1" draw:text-style-name="P1" svg:width="0.25mm" svg:height="0.25mm" svg:x="1221.65mm" svg:y="81.28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1" draw:name="https://wikimedia.org/api/rest_v1/media/math/render/svg/47136aad860d145f75f3eed3022df827cee94d7a" draw:style-name="gr1" draw:text-style-name="P1" svg:width="0.25mm" svg:height="0.25mm" svg:x="1221.91mm" svg:y="81.28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2" draw:name="https://wikimedia.org/api/rest_v1/media/math/render/svg/92d98b82a3778f043108d4e20960a9193df57cbf" draw:style-name="gr1" draw:text-style-name="P1" svg:width="0.25mm" svg:height="0.25mm" svg:x="1222.17mm" svg:y="81.28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3" draw:name="https://wikimedia.org/api/rest_v1/media/math/render/svg/f0512d6bdd29ff000dea0bf68b853618dcaabc3e" draw:style-name="gr1" draw:text-style-name="P1" svg:width="0.25mm" svg:height="0.25mm" svg:x="1233.08mm" svg:y="81.28mm">
            <draw:image xlink:href="https://wikimedia.org/api/rest_v1/media/math/render/svg/f0512d6bdd29ff000dea0bf68b853618dcaabc3e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4" draw:name="https://wikimedia.org/api/rest_v1/media/math/render/svg/7daff47fa58cdfd29dc333def748ff5fa4c923e3" draw:style-name="gr1" draw:text-style-name="P1" svg:width="0.25mm" svg:height="0.25mm" svg:x="1244.51mm" svg:y="81.28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5" draw:name="https://wikimedia.org/api/rest_v1/media/math/render/svg/47136aad860d145f75f3eed3022df827cee94d7a" draw:style-name="gr1" draw:text-style-name="P1" svg:width="0.25mm" svg:height="0.25mm" svg:x="1244.77mm" svg:y="81.28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6" draw:name="https://wikimedia.org/api/rest_v1/media/math/render/svg/92d98b82a3778f043108d4e20960a9193df57cbf" draw:style-name="gr1" draw:text-style-name="P1" svg:width="0.25mm" svg:height="0.25mm" svg:x="1245.03mm" svg:y="81.28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7" draw:name="https://wikimedia.org/api/rest_v1/media/math/render/svg/138562d541fad0213c9b031f1745d141b870b0cc" draw:style-name="gr1" draw:text-style-name="P1" svg:width="0.25mm" svg:height="0.25mm" svg:x="798.74mm" svg:y="85.79mm">
            <draw:image xlink:href="https://wikimedia.org/api/rest_v1/media/math/render/svg/138562d541fad0213c9b031f1745d141b870b0c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8" draw:name="https://wikimedia.org/api/rest_v1/media/math/render/svg/138562d541fad0213c9b031f1745d141b870b0cc" draw:style-name="gr1" draw:text-style-name="P1" svg:width="0.25mm" svg:height="0.25mm" svg:x="810.17mm" svg:y="85.79mm">
            <draw:image xlink:href="https://wikimedia.org/api/rest_v1/media/math/render/svg/138562d541fad0213c9b031f1745d141b870b0c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39" draw:name="https://wikimedia.org/api/rest_v1/media/math/render/svg/4a587c828f46bdc2bf9430ae8990b57239567cc3" draw:style-name="gr1" draw:text-style-name="P1" svg:width="0.25mm" svg:height="0.25mm" svg:x="821.6mm" svg:y="85.79mm">
            <draw:image xlink:href="https://wikimedia.org/api/rest_v1/media/math/render/svg/4a587c828f46bdc2bf9430ae8990b57239567cc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0" draw:name="https://wikimedia.org/api/rest_v1/media/math/render/svg/4a587c828f46bdc2bf9430ae8990b57239567cc3" draw:style-name="gr1" draw:text-style-name="P1" svg:width="0.25mm" svg:height="0.25mm" svg:x="833.03mm" svg:y="85.79mm">
            <draw:image xlink:href="https://wikimedia.org/api/rest_v1/media/math/render/svg/4a587c828f46bdc2bf9430ae8990b57239567cc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1" draw:name="https://wikimedia.org/api/rest_v1/media/math/render/svg/92d98b82a3778f043108d4e20960a9193df57cbf" draw:style-name="gr1" draw:text-style-name="P1" svg:width="0.25mm" svg:height="0.25mm" svg:x="833.29mm" svg:y="85.79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2" draw:name="https://wikimedia.org/api/rest_v1/media/math/render/svg/62b55d9dcc7ff8a8febf9888e3ba5731384f3399" draw:style-name="gr1" draw:text-style-name="P1" svg:width="0.25mm" svg:height="0.25mm" svg:x="855.89mm" svg:y="90.31mm">
            <draw:image xlink:href="https://wikimedia.org/api/rest_v1/media/math/render/svg/62b55d9dcc7ff8a8febf9888e3ba5731384f3399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3" draw:name="https://wikimedia.org/api/rest_v1/media/math/render/svg/7daff47fa58cdfd29dc333def748ff5fa4c923e3" draw:style-name="gr1" draw:text-style-name="P1" svg:width="0.25mm" svg:height="0.25mm" svg:x="867.32mm" svg:y="90.31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4" draw:name="https://wikimedia.org/api/rest_v1/media/math/render/svg/9ecb0157ba273d1d4eefa5af72b1c73748db7234" draw:style-name="gr1" draw:text-style-name="P1" svg:width="0.25mm" svg:height="0.25mm" svg:x="867.58mm" svg:y="90.31mm">
            <draw:image xlink:href="https://wikimedia.org/api/rest_v1/media/math/render/svg/9ecb0157ba273d1d4eefa5af72b1c73748db7234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5" draw:name="https://wikimedia.org/api/rest_v1/media/math/render/svg/08bc907954e4529ed1e1aef572a8b33c25775614" draw:style-name="gr1" draw:text-style-name="P1" svg:width="0.25mm" svg:height="0.25mm" svg:x="878.75mm" svg:y="90.31mm">
            <draw:image xlink:href="https://wikimedia.org/api/rest_v1/media/math/render/svg/08bc907954e4529ed1e1aef572a8b33c25775614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6" draw:name="https://wikimedia.org/api/rest_v1/media/math/render/svg/7daff47fa58cdfd29dc333def748ff5fa4c923e3" draw:style-name="gr1" draw:text-style-name="P1" svg:width="0.25mm" svg:height="0.25mm" svg:x="890.18mm" svg:y="90.31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7" draw:name="https://wikimedia.org/api/rest_v1/media/math/render/svg/b04153f9681e5b06066357774475c04aaef3a8bd" draw:style-name="gr1" draw:text-style-name="P1" svg:width="0.25mm" svg:height="0.25mm" svg:x="890.44mm" svg:y="90.31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8" draw:name="https://wikimedia.org/api/rest_v1/media/math/render/svg/f0512d6bdd29ff000dea0bf68b853618dcaabc3e" draw:style-name="gr1" draw:text-style-name="P1" svg:width="0.25mm" svg:height="0.25mm" svg:x="913.04mm" svg:y="94.82mm">
            <draw:image xlink:href="https://wikimedia.org/api/rest_v1/media/math/render/svg/f0512d6bdd29ff000dea0bf68b853618dcaabc3e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49" draw:name="https://wikimedia.org/api/rest_v1/media/math/render/svg/7daff47fa58cdfd29dc333def748ff5fa4c923e3" draw:style-name="gr1" draw:text-style-name="P1" svg:width="0.25mm" svg:height="0.25mm" svg:x="924.47mm" svg:y="94.8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0" draw:name="https://wikimedia.org/api/rest_v1/media/math/render/svg/47136aad860d145f75f3eed3022df827cee94d7a" draw:style-name="gr1" draw:text-style-name="P1" svg:width="0.25mm" svg:height="0.25mm" svg:x="924.73mm" svg:y="94.82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1" draw:name="https://wikimedia.org/api/rest_v1/media/math/render/svg/6a925c0f94e91b108609068c5ceae7c671db84d9" draw:style-name="gr1" draw:text-style-name="P1" svg:width="0.25mm" svg:height="0.25mm" svg:x="935.9mm" svg:y="94.82mm">
            <draw:image xlink:href="https://wikimedia.org/api/rest_v1/media/math/render/svg/6a925c0f94e91b108609068c5ceae7c671db84d9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2" draw:name="https://wikimedia.org/api/rest_v1/media/math/render/svg/7daff47fa58cdfd29dc333def748ff5fa4c923e3" draw:style-name="gr1" draw:text-style-name="P1" svg:width="0.25mm" svg:height="0.25mm" svg:x="947.33mm" svg:y="94.8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3" draw:name="https://wikimedia.org/api/rest_v1/media/math/render/svg/47136aad860d145f75f3eed3022df827cee94d7a" draw:style-name="gr1" draw:text-style-name="P1" svg:width="0.25mm" svg:height="0.25mm" svg:x="947.59mm" svg:y="94.82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4" draw:name="https://wikimedia.org/api/rest_v1/media/math/render/svg/47136aad860d145f75f3eed3022df827cee94d7a" draw:style-name="gr1" draw:text-style-name="P1" svg:width="0.25mm" svg:height="0.25mm" svg:x="970.19mm" svg:y="99.34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5" draw:name="https://wikimedia.org/api/rest_v1/media/math/render/svg/738e781e83602c7436935e762bc7a343955274f6" draw:style-name="gr1" draw:text-style-name="P1" svg:width="0.25mm" svg:height="0.25mm" svg:x="981.62mm" svg:y="99.34mm">
            <draw:image xlink:href="https://wikimedia.org/api/rest_v1/media/math/render/svg/738e781e83602c7436935e762bc7a343955274f6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6" draw:name="https://wikimedia.org/api/rest_v1/media/math/render/svg/47136aad860d145f75f3eed3022df827cee94d7a" draw:style-name="gr1" draw:text-style-name="P1" svg:width="0.25mm" svg:height="0.25mm" svg:x="993.05mm" svg:y="99.34mm">
            <draw:image xlink:href="https://wikimedia.org/api/rest_v1/media/math/render/svg/47136aad860d145f75f3eed3022df827cee94d7a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7" draw:name="https://wikimedia.org/api/rest_v1/media/math/render/svg/628dc436885b692016f0964a4a4e2cbad7017812" draw:style-name="gr1" draw:text-style-name="P1" svg:width="0.25mm" svg:height="0.25mm" svg:x="1004.48mm" svg:y="99.34mm">
            <draw:image xlink:href="https://wikimedia.org/api/rest_v1/media/math/render/svg/628dc436885b692016f0964a4a4e2cbad7017812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8" draw:name="https://wikimedia.org/api/rest_v1/media/math/render/svg/b04153f9681e5b06066357774475c04aaef3a8bd" draw:style-name="gr1" draw:text-style-name="P1" svg:width="0.25mm" svg:height="0.25mm" svg:x="1004.74mm" svg:y="99.34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59" draw:name="https://wikimedia.org/api/rest_v1/media/math/render/svg/4279cdbd3cb8ec4c3423065d9a7d83a82cfc89e3" draw:style-name="gr1" draw:text-style-name="P1" svg:width="0.25mm" svg:height="0.25mm" svg:x="1027.34mm" svg:y="103.85mm">
            <draw:image xlink:href="https://wikimedia.org/api/rest_v1/media/math/render/svg/4279cdbd3cb8ec4c3423065d9a7d83a82cfc89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0" draw:name="https://wikimedia.org/api/rest_v1/media/math/render/svg/4279cdbd3cb8ec4c3423065d9a7d83a82cfc89e3" draw:style-name="gr1" draw:text-style-name="P1" svg:width="0.25mm" svg:height="0.25mm" svg:x="1038.77mm" svg:y="103.85mm">
            <draw:image xlink:href="https://wikimedia.org/api/rest_v1/media/math/render/svg/4279cdbd3cb8ec4c3423065d9a7d83a82cfc89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1" draw:name="https://wikimedia.org/api/rest_v1/media/math/render/svg/b04153f9681e5b06066357774475c04aaef3a8bd" draw:style-name="gr1" draw:text-style-name="P1" svg:width="0.25mm" svg:height="0.25mm" svg:x="1050.2mm" svg:y="103.85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2" draw:name="https://wikimedia.org/api/rest_v1/media/math/render/svg/b04153f9681e5b06066357774475c04aaef3a8bd" draw:style-name="gr1" draw:text-style-name="P1" svg:width="0.25mm" svg:height="0.25mm" svg:x="1061.63mm" svg:y="103.85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3" draw:name="https://wikimedia.org/api/rest_v1/media/math/render/svg/92d98b82a3778f043108d4e20960a9193df57cbf" draw:style-name="gr1" draw:text-style-name="P1" svg:width="0.25mm" svg:height="0.25mm" svg:x="1061.89mm" svg:y="103.85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4" draw:name="https://wikimedia.org/api/rest_v1/media/math/render/svg/7daff47fa58cdfd29dc333def748ff5fa4c923e3" draw:style-name="gr1" draw:text-style-name="P1" svg:width="0.25mm" svg:height="0.25mm" svg:x="1095.92mm" svg:y="108.37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5" draw:name="https://wikimedia.org/api/rest_v1/media/math/render/svg/7daff47fa58cdfd29dc333def748ff5fa4c923e3" draw:style-name="gr1" draw:text-style-name="P1" svg:width="0.25mm" svg:height="0.25mm" svg:x="1096.18mm" svg:y="108.37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6" draw:name="https://wikimedia.org/api/rest_v1/media/math/render/svg/7daff47fa58cdfd29dc333def748ff5fa4c923e3" draw:style-name="gr1" draw:text-style-name="P1" svg:width="0.25mm" svg:height="0.25mm" svg:x="1118.78mm" svg:y="108.37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7" draw:name="https://wikimedia.org/api/rest_v1/media/math/render/svg/7daff47fa58cdfd29dc333def748ff5fa4c923e3" draw:style-name="gr1" draw:text-style-name="P1" svg:width="0.25mm" svg:height="0.25mm" svg:x="1119.04mm" svg:y="108.37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8" draw:name="https://wikimedia.org/api/rest_v1/media/math/render/svg/4a587c828f46bdc2bf9430ae8990b57239567cc3" draw:style-name="gr1" draw:text-style-name="P1" svg:width="0.25mm" svg:height="0.25mm" svg:x="1141.64mm" svg:y="112.88mm">
            <draw:image xlink:href="https://wikimedia.org/api/rest_v1/media/math/render/svg/4a587c828f46bdc2bf9430ae8990b57239567cc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69" draw:name="https://wikimedia.org/api/rest_v1/media/math/render/svg/b04153f9681e5b06066357774475c04aaef3a8bd" draw:style-name="gr1" draw:text-style-name="P1" svg:width="0.25mm" svg:height="0.25mm" svg:x="1153.07mm" svg:y="112.88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0" draw:name="https://wikimedia.org/api/rest_v1/media/math/render/svg/7daff47fa58cdfd29dc333def748ff5fa4c923e3" draw:style-name="gr1" draw:text-style-name="P1" svg:width="0.25mm" svg:height="0.25mm" svg:x="1153.33mm" svg:y="112.88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1" draw:name="https://wikimedia.org/api/rest_v1/media/math/render/svg/138562d541fad0213c9b031f1745d141b870b0cc" draw:style-name="gr1" draw:text-style-name="P1" svg:width="0.25mm" svg:height="0.25mm" svg:x="1164.5mm" svg:y="112.88mm">
            <draw:image xlink:href="https://wikimedia.org/api/rest_v1/media/math/render/svg/138562d541fad0213c9b031f1745d141b870b0cc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2" draw:name="https://wikimedia.org/api/rest_v1/media/math/render/svg/9ecb0157ba273d1d4eefa5af72b1c73748db7234" draw:style-name="gr1" draw:text-style-name="P1" svg:width="0.25mm" svg:height="0.25mm" svg:x="1175.93mm" svg:y="112.88mm">
            <draw:image xlink:href="https://wikimedia.org/api/rest_v1/media/math/render/svg/9ecb0157ba273d1d4eefa5af72b1c73748db7234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3" draw:name="https://wikimedia.org/api/rest_v1/media/math/render/svg/7daff47fa58cdfd29dc333def748ff5fa4c923e3" draw:style-name="gr1" draw:text-style-name="P1" svg:width="0.25mm" svg:height="0.25mm" svg:x="1176.19mm" svg:y="112.88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4" draw:name="https://wikimedia.org/api/rest_v1/media/math/render/svg/b04153f9681e5b06066357774475c04aaef3a8bd" draw:style-name="gr1" draw:text-style-name="P1" svg:width="0.25mm" svg:height="0.25mm" svg:x="1198.79mm" svg:y="117.4mm">
            <draw:image xlink:href="https://wikimedia.org/api/rest_v1/media/math/render/svg/b04153f9681e5b06066357774475c04aaef3a8bd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5" draw:name="https://wikimedia.org/api/rest_v1/media/math/render/svg/4a587c828f46bdc2bf9430ae8990b57239567cc3" draw:style-name="gr1" draw:text-style-name="P1" svg:width="0.25mm" svg:height="0.25mm" svg:x="1210.22mm" svg:y="117.4mm">
            <draw:image xlink:href="https://wikimedia.org/api/rest_v1/media/math/render/svg/4a587c828f46bdc2bf9430ae8990b57239567cc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6" draw:name="https://wikimedia.org/api/rest_v1/media/math/render/svg/7daff47fa58cdfd29dc333def748ff5fa4c923e3" draw:style-name="gr1" draw:text-style-name="P1" svg:width="0.25mm" svg:height="0.25mm" svg:x="1210.48mm" svg:y="117.4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7" draw:name="https://wikimedia.org/api/rest_v1/media/math/render/svg/4279cdbd3cb8ec4c3423065d9a7d83a82cfc89e3" draw:style-name="gr1" draw:text-style-name="P1" svg:width="0.25mm" svg:height="0.25mm" svg:x="1221.65mm" svg:y="117.4mm">
            <draw:image xlink:href="https://wikimedia.org/api/rest_v1/media/math/render/svg/4279cdbd3cb8ec4c3423065d9a7d83a82cfc89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8" draw:name="https://wikimedia.org/api/rest_v1/media/math/render/svg/628dc436885b692016f0964a4a4e2cbad7017812" draw:style-name="gr1" draw:text-style-name="P1" svg:width="0.25mm" svg:height="0.25mm" svg:x="1233.08mm" svg:y="117.4mm">
            <draw:image xlink:href="https://wikimedia.org/api/rest_v1/media/math/render/svg/628dc436885b692016f0964a4a4e2cbad7017812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79" draw:name="https://wikimedia.org/api/rest_v1/media/math/render/svg/7daff47fa58cdfd29dc333def748ff5fa4c923e3" draw:style-name="gr1" draw:text-style-name="P1" svg:width="0.25mm" svg:height="0.25mm" svg:x="1233.34mm" svg:y="117.4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0" draw:name="https://wikimedia.org/api/rest_v1/media/math/render/svg/7daff47fa58cdfd29dc333def748ff5fa4c923e3" draw:style-name="gr1" draw:text-style-name="P1" svg:width="0.25mm" svg:height="0.25mm" svg:x="1255.94mm" svg:y="121.9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1" draw:name="https://wikimedia.org/api/rest_v1/media/math/render/svg/7daff47fa58cdfd29dc333def748ff5fa4c923e3" draw:style-name="gr1" draw:text-style-name="P1" svg:width="0.25mm" svg:height="0.25mm" svg:x="1267.37mm" svg:y="121.9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2" draw:name="https://wikimedia.org/api/rest_v1/media/math/render/svg/7daff47fa58cdfd29dc333def748ff5fa4c923e3" draw:style-name="gr1" draw:text-style-name="P1" svg:width="0.25mm" svg:height="0.25mm" svg:x="1278.8mm" svg:y="121.9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3" draw:name="https://wikimedia.org/api/rest_v1/media/math/render/svg/7daff47fa58cdfd29dc333def748ff5fa4c923e3" draw:style-name="gr1" draw:text-style-name="P1" svg:width="0.25mm" svg:height="0.25mm" svg:x="1290.23mm" svg:y="121.92mm">
            <draw:image xlink:href="https://wikimedia.org/api/rest_v1/media/math/render/svg/7daff47fa58cdfd29dc333def748ff5fa4c923e3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  <draw:frame draw:z-index="84" draw:name="https://wikimedia.org/api/rest_v1/media/math/render/svg/92d98b82a3778f043108d4e20960a9193df57cbf" draw:style-name="gr1" draw:text-style-name="P1" svg:width="0.25mm" svg:height="0.25mm" svg:x="1290.49mm" svg:y="121.92mm">
            <draw:image xlink:href="https://wikimedia.org/api/rest_v1/media/math/render/svg/92d98b82a3778f043108d4e20960a9193df57cbf" xlink:type="simple" xlink:show="embed" xlink:actuate="onLoad">
              <text:p/>
            </draw:image>
            <draw:image xlink:href="Pictures/10000201000000010000000108093F3507420144.png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1" table:default-cell-style-name="ce5"/>
        <table:table-column table:style-name="co4" table:default-cell-style-name="ce6"/>
        <table:table-column table:style-name="co1" table:number-columns-repeated="1000" table:default-cell-style-name="ce1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ci</text:p>
          </table:table-cell>
          <table:table-cell table:number-columns-repeated="4"/>
          <table:table-cell office:value-type="string" calcext:value-type="string">
            <text:p>c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100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[.T2]" office:value-type="float" office:value="0" calcext:value-type="float">
            <text:p>0</text:p>
          </table:table-cell>
          <table:table-cell table:formula="of:=[.X2]" office:value-type="float" office:value="1" calcext:value-type="float">
            <text:p>1</text:p>
          </table:table-cell>
          <table:table-cell/>
          <table:table-cell table:formula="of:=IF([.A2];[.I2];0)" office:value-type="float" office:value="0" calcext:value-type="float">
            <text:p>0</text:p>
          </table:table-cell>
          <table:table-cell table:formula="of:=IF([.G2];[.B2];[.C2])" office:value-type="float" office:value="1" calcext:value-type="float">
            <text:p>1</text:p>
          </table:table-cell>
          <table:table-cell table:formula="of:=IF([.F2];[.O2];0)" office:value-type="float" office:value="0" calcext:value-type="float">
            <text:p>0</text:p>
          </table:table-cell>
          <table:table-cell table:formula="of:=IF([.G2];[.D2];[.E2])" office:value-type="float" office:value="1" calcext:value-type="float">
            <text:p>1</text:p>
          </table:table-cell>
          <table:table-cell table:formula="of:=IF([.F2];1;[.Q2])" office:value-type="float" office:value="1" calcext:value-type="float">
            <text:p>1</text:p>
          </table:table-cell>
          <table:table-cell table:formula="of:=IF([.R2];[.N2];0)" office:value-type="float" office:value="0" calcext:value-type="float">
            <text:p>0</text:p>
          </table:table-cell>
          <table:table-cell table:formula="of:=IF([.P2];[.A2];[.S2])" office:value-type="float" office:value="0" calcext:value-type="float">
            <text:p>0</text:p>
          </table:table-cell>
          <table:table-cell/>
          <table:table-cell table:formula="of:=IF([.N2];0;1)" office:value-type="float" office:value="1" calcext:value-type="float">
            <text:p>1</text:p>
          </table:table-cell>
          <table:table-cell table:formula="of:=IF([.R2];[.V2];[.N2])" office:value-type="float" office:value="1" calcext:value-type="float">
            <text:p>1</text:p>
          </table:table-cell>
          <table:table-cell table:formula="of:=IF([.P2];[.N2];[.W2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formula="of:=[.I2]" office:value-type="float" office:value="0" calcext:value-type="float">
            <text:p>0</text:p>
          </table:table-cell>
          <table:table-cell/>
          <table:table-cell table:formula="of:=[.T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/>
          <table:table-cell table:formula="of:=IF([.A3];[.I3];0)" office:value-type="float" office:value="0" calcext:value-type="float">
            <text:p>0</text:p>
          </table:table-cell>
          <table:table-cell table:formula="of:=IF([.G3];[.B3];[.C3])" office:value-type="float" office:value="1" calcext:value-type="float">
            <text:p>1</text:p>
          </table:table-cell>
          <table:table-cell table:formula="of:=IF([.F3];[.O3];0)" office:value-type="float" office:value="0" calcext:value-type="float">
            <text:p>0</text:p>
          </table:table-cell>
          <table:table-cell table:formula="of:=IF([.G3];[.D3];[.E3])" office:value-type="float" office:value="1" calcext:value-type="float">
            <text:p>1</text:p>
          </table:table-cell>
          <table:table-cell table:formula="of:=IF([.F3];1;[.Q3])" office:value-type="float" office:value="1" calcext:value-type="float">
            <text:p>1</text:p>
          </table:table-cell>
          <table:table-cell table:formula="of:=IF([.R3];[.N3];0)" office:value-type="float" office:value="0" calcext:value-type="float">
            <text:p>0</text:p>
          </table:table-cell>
          <table:table-cell table:formula="of:=IF([.P3];[.A3];[.S3])" office:value-type="float" office:value="0" calcext:value-type="float">
            <text:p>0</text:p>
          </table:table-cell>
          <table:table-cell/>
          <table:table-cell table:formula="of:=IF([.N3];0;1)" office:value-type="float" office:value="1" calcext:value-type="float">
            <text:p>1</text:p>
          </table:table-cell>
          <table:table-cell table:formula="of:=IF([.R3];[.V3];[.N3])" office:value-type="float" office:value="1" calcext:value-type="float">
            <text:p>1</text:p>
          </table:table-cell>
          <table:table-cell table:formula="of:=IF([.P3];[.N3];[.W3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table:formula="of:=[.I3]" office:value-type="float" office:value="0" calcext:value-type="float">
            <text:p>0</text:p>
          </table:table-cell>
          <table:table-cell/>
          <table:table-cell table:formula="of:=[.T4]" office:value-type="float" office:value="1" calcext:value-type="float">
            <text:p>1</text:p>
          </table:table-cell>
          <table:table-cell table:formula="of:=[.X4]" office:value-type="float" office:value="0" calcext:value-type="float">
            <text:p>0</text:p>
          </table:table-cell>
          <table:table-cell/>
          <table:table-cell table:formula="of:=IF([.A4];[.I4];0)" office:value-type="float" office:value="0" calcext:value-type="float">
            <text:p>0</text:p>
          </table:table-cell>
          <table:table-cell table:formula="of:=IF([.G4];[.B4];[.C4])" office:value-type="float" office:value="1" calcext:value-type="float">
            <text:p>1</text:p>
          </table:table-cell>
          <table:table-cell table:formula="of:=IF([.F4];[.O4];0)" office:value-type="float" office:value="1" calcext:value-type="float">
            <text:p>1</text:p>
          </table:table-cell>
          <table:table-cell table:formula="of:=IF([.G4];[.D4];[.E4])" office:value-type="float" office:value="1" calcext:value-type="float">
            <text:p>1</text:p>
          </table:table-cell>
          <table:table-cell table:formula="of:=IF([.F4];1;[.Q4])" office:value-type="float" office:value="1" calcext:value-type="float">
            <text:p>1</text:p>
          </table:table-cell>
          <table:table-cell table:formula="of:=IF([.R4];[.N4];0)" office:value-type="float" office:value="0" calcext:value-type="float">
            <text:p>0</text:p>
          </table:table-cell>
          <table:table-cell table:formula="of:=IF([.P4];[.A4];[.S4])" office:value-type="float" office:value="1" calcext:value-type="float">
            <text:p>1</text:p>
          </table:table-cell>
          <table:table-cell/>
          <table:table-cell table:formula="of:=IF([.N4];0;1)" office:value-type="float" office:value="1" calcext:value-type="float">
            <text:p>1</text:p>
          </table:table-cell>
          <table:table-cell table:formula="of:=IF([.R4];[.V4];[.N4])" office:value-type="float" office:value="1" calcext:value-type="float">
            <text:p>1</text:p>
          </table:table-cell>
          <table:table-cell table:formula="of:=IF([.P4];[.N4];[.W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table:formula="of:=[.I4]" office:value-type="float" office:value="0" calcext:value-type="float">
            <text:p>0</text:p>
          </table:table-cell>
          <table:table-cell/>
          <table:table-cell table:formula="of:=[.T5]" office:value-type="float" office:value="1" calcext:value-type="float">
            <text:p>1</text:p>
          </table:table-cell>
          <table:table-cell table:formula="of:=[.X5]" office:value-type="float" office:value="0" calcext:value-type="float">
            <text:p>0</text:p>
          </table:table-cell>
          <table:table-cell/>
          <table:table-cell table:formula="of:=IF([.A5];[.I5];0)" office:value-type="float" office:value="0" calcext:value-type="float">
            <text:p>0</text:p>
          </table:table-cell>
          <table:table-cell table:formula="of:=IF([.G5];[.B5];[.C5])" office:value-type="float" office:value="1" calcext:value-type="float">
            <text:p>1</text:p>
          </table:table-cell>
          <table:table-cell table:formula="of:=IF([.F5];[.O5];0)" office:value-type="float" office:value="1" calcext:value-type="float">
            <text:p>1</text:p>
          </table:table-cell>
          <table:table-cell table:formula="of:=IF([.G5];[.D5];[.E5])" office:value-type="float" office:value="1" calcext:value-type="float">
            <text:p>1</text:p>
          </table:table-cell>
          <table:table-cell table:formula="of:=IF([.F5];1;[.Q5])" office:value-type="float" office:value="1" calcext:value-type="float">
            <text:p>1</text:p>
          </table:table-cell>
          <table:table-cell table:formula="of:=IF([.R5];[.N5];0)" office:value-type="float" office:value="0" calcext:value-type="float">
            <text:p>0</text:p>
          </table:table-cell>
          <table:table-cell table:formula="of:=IF([.P5];[.A5];[.S5])" office:value-type="float" office:value="1" calcext:value-type="float">
            <text:p>1</text:p>
          </table:table-cell>
          <table:table-cell/>
          <table:table-cell table:formula="of:=IF([.N5];0;1)" office:value-type="float" office:value="1" calcext:value-type="float">
            <text:p>1</text:p>
          </table:table-cell>
          <table:table-cell table:formula="of:=IF([.R5];[.V5];[.N5])" office:value-type="float" office:value="1" calcext:value-type="float">
            <text:p>1</text:p>
          </table:table-cell>
          <table:table-cell table:formula="of:=IF([.P5];[.N5];[.W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formula="of:=[.T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/>
          <table:table-cell table:formula="of:=IF([.A6];[.I6];0)" office:value-type="float" office:value="1" calcext:value-type="float">
            <text:p>1</text:p>
          </table:table-cell>
          <table:table-cell table:formula="of:=IF([.G6];[.B6];[.C6])" office:value-type="float" office:value="1" calcext:value-type="float">
            <text:p>1</text:p>
          </table:table-cell>
          <table:table-cell table:formula="of:=IF([.F6];[.O6];0)" office:value-type="float" office:value="0" calcext:value-type="float">
            <text:p>0</text:p>
          </table:table-cell>
          <table:table-cell table:formula="of:=IF([.G6];[.D6];[.E6])" office:value-type="float" office:value="1" calcext:value-type="float">
            <text:p>1</text:p>
          </table:table-cell>
          <table:table-cell table:formula="of:=IF([.F6];1;[.Q6])" office:value-type="float" office:value="1" calcext:value-type="float">
            <text:p>1</text:p>
          </table:table-cell>
          <table:table-cell table:formula="of:=IF([.R6];[.N6];0)" office:value-type="float" office:value="1" calcext:value-type="float">
            <text:p>1</text:p>
          </table:table-cell>
          <table:table-cell table:formula="of:=IF([.P6];[.A6];[.S6])" office:value-type="float" office:value="1" calcext:value-type="float">
            <text:p>1</text:p>
          </table:table-cell>
          <table:table-cell/>
          <table:table-cell table:formula="of:=IF([.N6];0;1)" office:value-type="float" office:value="0" calcext:value-type="float">
            <text:p>0</text:p>
          </table:table-cell>
          <table:table-cell table:formula="of:=IF([.R6];[.V6];[.N6])" office:value-type="float" office:value="0" calcext:value-type="float">
            <text:p>0</text:p>
          </table:table-cell>
          <table:table-cell table:formula="of:=IF([.P6];[.N6];[.W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formula="of:=[.T7]" office:value-type="float" office:value="1" calcext:value-type="float">
            <text:p>1</text:p>
          </table:table-cell>
          <table:table-cell table:formula="of:=[.X7]" office:value-type="float" office:value="0" calcext:value-type="float">
            <text:p>0</text:p>
          </table:table-cell>
          <table:table-cell/>
          <table:table-cell table:formula="of:=IF([.A7];[.I7];0)" office:value-type="float" office:value="1" calcext:value-type="float">
            <text:p>1</text:p>
          </table:table-cell>
          <table:table-cell table:formula="of:=IF([.G7];[.B7];[.C7])" office:value-type="float" office:value="1" calcext:value-type="float">
            <text:p>1</text:p>
          </table:table-cell>
          <table:table-cell table:formula="of:=IF([.F7];[.O7];0)" office:value-type="float" office:value="0" calcext:value-type="float">
            <text:p>0</text:p>
          </table:table-cell>
          <table:table-cell table:formula="of:=IF([.G7];[.D7];[.E7])" office:value-type="float" office:value="1" calcext:value-type="float">
            <text:p>1</text:p>
          </table:table-cell>
          <table:table-cell table:formula="of:=IF([.F7];1;[.Q7])" office:value-type="float" office:value="1" calcext:value-type="float">
            <text:p>1</text:p>
          </table:table-cell>
          <table:table-cell table:formula="of:=IF([.R7];[.N7];0)" office:value-type="float" office:value="1" calcext:value-type="float">
            <text:p>1</text:p>
          </table:table-cell>
          <table:table-cell table:formula="of:=IF([.P7];[.A7];[.S7])" office:value-type="float" office:value="1" calcext:value-type="float">
            <text:p>1</text:p>
          </table:table-cell>
          <table:table-cell/>
          <table:table-cell table:formula="of:=IF([.N7];0;1)" office:value-type="float" office:value="0" calcext:value-type="float">
            <text:p>0</text:p>
          </table:table-cell>
          <table:table-cell table:formula="of:=IF([.R7];[.V7];[.N7])" office:value-type="float" office:value="0" calcext:value-type="float">
            <text:p>0</text:p>
          </table:table-cell>
          <table:table-cell table:formula="of:=IF([.P7];[.N7];[.W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formula="of:=[.T8]" office:value-type="float" office:value="1" calcext:value-type="float">
            <text:p>1</text:p>
          </table:table-cell>
          <table:table-cell table:formula="of:=[.X8]" office:value-type="float" office:value="1" calcext:value-type="float">
            <text:p>1</text:p>
          </table:table-cell>
          <table:table-cell/>
          <table:table-cell table:formula="of:=IF([.A8];[.I8];0)" office:value-type="float" office:value="1" calcext:value-type="float">
            <text:p>1</text:p>
          </table:table-cell>
          <table:table-cell table:formula="of:=IF([.G8];[.B8];[.C8])" office:value-type="float" office:value="1" calcext:value-type="float">
            <text:p>1</text:p>
          </table:table-cell>
          <table:table-cell table:formula="of:=IF([.F8];[.O8];0)" office:value-type="float" office:value="1" calcext:value-type="float">
            <text:p>1</text:p>
          </table:table-cell>
          <table:table-cell table:formula="of:=IF([.G8];[.D8];[.E8])" office:value-type="float" office:value="1" calcext:value-type="float">
            <text:p>1</text:p>
          </table:table-cell>
          <table:table-cell table:formula="of:=IF([.F8];1;[.Q8])" office:value-type="float" office:value="1" calcext:value-type="float">
            <text:p>1</text:p>
          </table:table-cell>
          <table:table-cell table:formula="of:=IF([.R8];[.N8];0)" office:value-type="float" office:value="1" calcext:value-type="float">
            <text:p>1</text:p>
          </table:table-cell>
          <table:table-cell table:formula="of:=IF([.P8];[.A8];[.S8])" office:value-type="float" office:value="1" calcext:value-type="float">
            <text:p>1</text:p>
          </table:table-cell>
          <table:table-cell/>
          <table:table-cell table:formula="of:=IF([.N8];0;1)" office:value-type="float" office:value="0" calcext:value-type="float">
            <text:p>0</text:p>
          </table:table-cell>
          <table:table-cell table:formula="of:=IF([.R8];[.V8];[.N8])" office:value-type="float" office:value="0" calcext:value-type="float">
            <text:p>0</text:p>
          </table:table-cell>
          <table:table-cell table:formula="of:=IF([.P8];[.N8];[.W8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/>
          <table:table-cell table:formula="of:=[.I8]" office:value-type="float" office:value="1" calcext:value-type="float">
            <text:p>1</text:p>
          </table:table-cell>
          <table:table-cell/>
          <table:table-cell table:formula="of:=[.T9]" office:value-type="float" office:value="1" calcext:value-type="float">
            <text:p>1</text:p>
          </table:table-cell>
          <table:table-cell table:formula="of:=[.X9]" office:value-type="float" office:value="1" calcext:value-type="float">
            <text:p>1</text:p>
          </table:table-cell>
          <table:table-cell/>
          <table:table-cell table:formula="of:=IF([.A9];[.I9];0)" office:value-type="float" office:value="1" calcext:value-type="float">
            <text:p>1</text:p>
          </table:table-cell>
          <table:table-cell table:formula="of:=IF([.G9];[.B9];[.C9])" office:value-type="float" office:value="1" calcext:value-type="float">
            <text:p>1</text:p>
          </table:table-cell>
          <table:table-cell table:formula="of:=IF([.F9];[.O9];0)" office:value-type="float" office:value="1" calcext:value-type="float">
            <text:p>1</text:p>
          </table:table-cell>
          <table:table-cell table:formula="of:=IF([.G9];[.D9];[.E9])" office:value-type="float" office:value="1" calcext:value-type="float">
            <text:p>1</text:p>
          </table:table-cell>
          <table:table-cell table:formula="of:=IF([.F9];1;[.Q9])" office:value-type="float" office:value="1" calcext:value-type="float">
            <text:p>1</text:p>
          </table:table-cell>
          <table:table-cell table:formula="of:=IF([.R9];[.N9];0)" office:value-type="float" office:value="1" calcext:value-type="float">
            <text:p>1</text:p>
          </table:table-cell>
          <table:table-cell table:formula="of:=IF([.P9];[.A9];[.S9])" office:value-type="float" office:value="1" calcext:value-type="float">
            <text:p>1</text:p>
          </table:table-cell>
          <table:table-cell/>
          <table:table-cell table:formula="of:=IF([.N9];0;1)" office:value-type="float" office:value="0" calcext:value-type="float">
            <text:p>0</text:p>
          </table:table-cell>
          <table:table-cell table:formula="of:=IF([.R9];[.V9];[.N9])" office:value-type="float" office:value="0" calcext:value-type="float">
            <text:p>0</text:p>
          </table:table-cell>
          <table:table-cell table:formula="of:=IF([.P9];[.N9];[.W9])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4">
          <table:table-cell table:number-columns-repeated="23"/>
          <table:table-cell table:style-name="ce7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table:number-columns-repeated="1010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| 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table:formula="of:=[.F2]" office:value-type="float" office:value="0" calcext:value-type="float">
            <text:p>0</text:p>
          </table:table-cell>
          <table:table-cell table:style-name="ce2" table:formula="of:=[.G2]" office:value-type="float" office:value="0" calcext:value-type="float">
            <text:p>0</text:p>
          </table:table-cell>
          <table:table-cell table:style-name="ce2" table:formula="of:=[.I2]" office:value-type="float" office:value="0" calcext:value-type="float">
            <text:p>0</text:p>
          </table:table-cell>
          <table:table-cell table:style-name="Default"/>
          <table:table-cell/>
          <table:table-cell table:formula="of:=AND([.R19];[.S19])+[.R19]+[.T19]" office:value-type="float" office:value="0" calcext:value-type="float">
            <text:p>0</text:p>
          </table:table-cell>
          <table:table-cell table:formula="of:=DEC2BIN([.W19]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" table:formula="of:=[.F3]" office:value-type="float" office:value="0" calcext:value-type="float">
            <text:p>0</text:p>
          </table:table-cell>
          <table:table-cell table:style-name="ce2" table:formula="of:=[.G3]" office:value-type="float" office:value="1" calcext:value-type="float">
            <text:p>1</text:p>
          </table:table-cell>
          <table:table-cell table:style-name="ce2" table:formula="of:=[.I3]" office:value-type="float" office:value="0" calcext:value-type="float">
            <text:p>0</text:p>
          </table:table-cell>
          <table:table-cell table:style-name="Default"/>
          <table:table-cell/>
          <table:table-cell table:formula="of:=AND([.R20];[.S20])+[.R20]+[.T20]" office:value-type="float" office:value="0" calcext:value-type="float">
            <text:p>0</text:p>
          </table:table-cell>
          <table:table-cell table:formula="of:=DEC2BIN([.W20];2)" office:value-type="string" office:string-value="00" calcext:value-type="string">
            <text:p>00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 &amp; 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" table:formula="of:=[.F4]" office:value-type="float" office:value="1" calcext:value-type="float">
            <text:p>1</text:p>
          </table:table-cell>
          <table:table-cell table:style-name="ce2" table:formula="of:=[.G4]" office:value-type="float" office:value="0" calcext:value-type="float">
            <text:p>0</text:p>
          </table:table-cell>
          <table:table-cell table:style-name="ce2" table:formula="of:=[.I4]" office:value-type="float" office:value="0" calcext:value-type="float">
            <text:p>0</text:p>
          </table:table-cell>
          <table:table-cell table:style-name="Default"/>
          <table:table-cell/>
          <table:table-cell table:formula="of:=AND([.R21];[.S21])+[.R21]+[.T21]" office:value-type="float" office:value="1" calcext:value-type="float">
            <text:p>1</text:p>
          </table:table-cell>
          <table:table-cell table:formula="of:=DEC2BIN([.W21];2)" office:value-type="string" office:string-value="01" calcext:value-type="string">
            <text:p>01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(a ^ b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F5]" office:value-type="float" office:value="1" calcext:value-type="float">
            <text:p>1</text:p>
          </table:table-cell>
          <table:table-cell table:style-name="ce2" table:formula="of:=[.G5]" office:value-type="float" office:value="1" calcext:value-type="float">
            <text:p>1</text:p>
          </table:table-cell>
          <table:table-cell table:style-name="ce2" table:formula="of:=[.I5]" office:value-type="float" office:value="0" calcext:value-type="float">
            <text:p>0</text:p>
          </table:table-cell>
          <table:table-cell table:style-name="Default"/>
          <table:table-cell/>
          <table:table-cell table:formula="of:=AND([.R22];[.S22])+[.R22]+[.T22]" office:value-type="float" office:value="2" calcext:value-type="float">
            <text:p>2</text:p>
          </table:table-cell>
          <table:table-cell table:formula="of:=DEC2BIN([.W22];2)" office:value-type="string" office:string-value="10" calcext:value-type="string">
            <text:p>10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table:formula="of:=[.F6]" office:value-type="float" office:value="0" calcext:value-type="float">
            <text:p>0</text:p>
          </table:table-cell>
          <table:table-cell table:style-name="ce2" table:formula="of:=[.G6]" office:value-type="float" office:value="0" calcext:value-type="float">
            <text:p>0</text:p>
          </table:table-cell>
          <table:table-cell table:style-name="ce2" table:formula="of:=[.I6]" office:value-type="float" office:value="1" calcext:value-type="float">
            <text:p>1</text:p>
          </table:table-cell>
          <table:table-cell table:style-name="Default"/>
          <table:table-cell/>
          <table:table-cell table:formula="of:=AND([.R23];[.S23])+[.R23]+[.T23]" office:value-type="float" office:value="1" calcext:value-type="float">
            <text:p>1</text:p>
          </table:table-cell>
          <table:table-cell table:formula="of:=DEC2BIN([.W23];2)" office:value-type="string" office:string-value="01" calcext:value-type="string">
            <text:p>01</text:p>
          </table:table-cell>
          <table:table-cell table:number-columns-repeated="1000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2" table:formula="of:=[.F7]" office:value-type="float" office:value="0" calcext:value-type="float">
            <text:p>0</text:p>
          </table:table-cell>
          <table:table-cell table:style-name="ce2" table:formula="of:=[.G7]" office:value-type="float" office:value="1" calcext:value-type="float">
            <text:p>1</text:p>
          </table:table-cell>
          <table:table-cell table:style-name="ce2" table:formula="of:=[.I7]" office:value-type="float" office:value="1" calcext:value-type="float">
            <text:p>1</text:p>
          </table:table-cell>
          <table:table-cell table:style-name="Default"/>
          <table:table-cell/>
          <table:table-cell table:formula="of:=AND([.R24];[.S24])+[.R24]+[.T24]" office:value-type="float" office:value="1" calcext:value-type="float">
            <text:p>1</text:p>
          </table:table-cell>
          <table:table-cell table:formula="of:=DEC2BIN([.W24];2)" office:value-type="string" office:string-value="01" calcext:value-type="string">
            <text:p>01</text:p>
          </table:table-cell>
          <table:table-cell table:number-columns-repeated="100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2" table:formula="of:=[.F8]" office:value-type="float" office:value="1" calcext:value-type="float">
            <text:p>1</text:p>
          </table:table-cell>
          <table:table-cell table:style-name="ce2" table:formula="of:=[.G8]" office:value-type="float" office:value="0" calcext:value-type="float">
            <text:p>0</text:p>
          </table:table-cell>
          <table:table-cell table:style-name="ce2" table:formula="of:=[.I8]" office:value-type="float" office:value="1" calcext:value-type="float">
            <text:p>1</text:p>
          </table:table-cell>
          <table:table-cell table:style-name="Default"/>
          <table:table-cell/>
          <table:table-cell table:formula="of:=AND([.R25];[.S25])+[.R25]+[.T25]" office:value-type="float" office:value="2" calcext:value-type="float">
            <text:p>2</text:p>
          </table:table-cell>
          <table:table-cell table:formula="of:=DEC2BIN([.W25];2)" office:value-type="string" office:string-value="10" calcext:value-type="string">
            <text:p>10</text:p>
          </table:table-cell>
          <table:table-cell table:number-columns-repeated="100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formula="of:=[.F9]" office:value-type="float" office:value="1" calcext:value-type="float">
            <text:p>1</text:p>
          </table:table-cell>
          <table:table-cell table:style-name="ce2" table:formula="of:=[.G9]" office:value-type="float" office:value="1" calcext:value-type="float">
            <text:p>1</text:p>
          </table:table-cell>
          <table:table-cell table:style-name="ce2" table:formula="of:=[.I9]" office:value-type="float" office:value="1" calcext:value-type="float">
            <text:p>1</text:p>
          </table:table-cell>
          <table:table-cell table:style-name="Default"/>
          <table:table-cell/>
          <table:table-cell table:formula="of:=AND([.R26];[.S26])+[.R26]+[.T26]" office:value-type="float" office:value="3" calcext:value-type="float">
            <text:p>3</text:p>
          </table:table-cell>
          <table:table-cell table:formula="of:=DEC2BIN([.W26];2)" office:value-type="string" office:string-value="11" calcext:value-type="string">
            <text:p>11</text:p>
          </table:table-cell>
          <table:table-cell table:number-columns-repeated="100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^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!(a &amp; b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!a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2" table:number-rows-repeated="45">
          <table:table-cell table:number-columns-repeated="102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-00-0000</text:date>, <text:time style:data-style-name="N2" text:time-value="14:00:31.275985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9:37:00.210229038</meta:creation-date>
    <dc:date>2019-11-15T16:55:21.067510065</dc:date>
    <meta:editing-duration>PT48M13S</meta:editing-duration>
    <meta:editing-cycles>9</meta:editing-cycles>
    <meta:generator>LibreOffice/6.0.7.3$Linux_X86_64 LibreOffice_project/00m0$Build-3</meta:generator>
    <meta:document-statistic meta:table-count="1" meta:cell-count="399" meta:object-count="85"/>
  </office:meta>
</office:document-meta>
</file>